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31e2" officeooo:paragraph-rsid="001431e2"/>
    </style:style>
    <style:style style:name="P2" style:family="paragraph" style:parent-style-name="Standard">
      <style:text-properties officeooo:rsid="00146881" officeooo:paragraph-rsid="00146881"/>
    </style:style>
    <style:style style:name="P3" style:family="paragraph" style:parent-style-name="Preformatted_20_Text">
      <style:text-properties officeooo:rsid="00146881" officeooo:paragraph-rsid="00146881"/>
    </style:style>
    <style:style style:name="P4" style:family="paragraph" style:parent-style-name="Preformatted_20_Text">
      <style:paragraph-properties fo:margin-top="0cm" fo:margin-bottom="0.499cm" loext:contextual-spacing="false" style:writing-mode="lr-tb"/>
    </style:style>
    <style:style style:name="P5" style:family="paragraph" style:parent-style-name="Preformatted_20_Text">
      <style:paragraph-properties fo:margin-top="0cm" fo:margin-bottom="0.499cm" loext:contextual-spacing="false" style:writing-mode="lr-tb"/>
      <style:text-properties officeooo:paragraph-rsid="0015d9c1"/>
    </style:style>
    <style:style style:name="T1" style:family="text">
      <style:text-properties officeooo:rsid="0015d9c1"/>
    </style:style>
    <style:style style:name="T2" style:family="text">
      <style:text-properties fo:font-variant="normal" fo:text-transform="none" fo:color="#555555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555555" fo:font-size="10.5pt" fo:letter-spacing="normal" fo:font-style="normal" fo:font-weight="normal"/>
    </style:style>
    <style:style style:name="T4" style:family="text">
      <style:text-properties fo:font-variant="normal" fo:text-transform="none" fo:color="#555555" fo:font-size="10.5pt" fo:letter-spacing="normal" fo:font-style="normal" fo:font-weight="normal" officeooo:rsid="00194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:50 started build </text:p>
      <text:p text:style-name="P1"/>
      <text:p text:style-name="P2">6 degree reduction with full blast</text:p>
      <text:p text:style-name="P2"/>
      <text:p text:style-name="P2"/>
      <text:p text:style-name="P2"/>
      <text:p text:style-name="P2"/>
      <text:p text:style-name="P3"><text:span text:style-name="Source_20_Text">sudo apt-get install git gnupg flex bison gperf build-essential zip curl libc6-dev libncurses5-dev:i386 x11proto-core-dev libx11-dev:i386 libreadline6-dev:i386 libgl1-mesa-glx:i386 libgl1-mesa-dev g++-multilib mingw32 tofrodos python-markdown libxml2-utils xsltproc zlib1g-dev:i386</text:span></text:p>
      <text:p text:style-name="P4"><text:span text:style-name="Source_20_Text">sudo ln -s /usr/lib/i386-linux-gnu/mesa/libGL.so.1 /usr/lib/i386-linux-gnu/libGL.s</text:span></text:p>
      <text:p text:style-name="P4"><text:span text:style-name="Source_20_Text"/></text:p>
      <text:p text:style-name="P4"><text:span text:style-name="Source_20_Text"/></text:p>
      <text:p text:style-name="P5"><text:span text:style-name="Source_20_Text"><text:span text:style-name="T1">SBL output:</text:span></text:span></text:p>
      <text:p text:style-name="P5"><text:span text:style-name="Source_20_Text"/></text:p>
      <text:p text:style-name="P5"><text:span text:style-name="Source_20_Text">U-Boot SPL 2013.04-dirty (Jun 19 2013 - 09:57:14) <text:s text:c="30"/></text:span></text:p>
      <text:p text:style-name="P5"><text:span text:style-name="Source_20_Text">musb-hdrc: ConfigData=0xde (UTMI-8, dyn FIFOs, HB-ISO Rx, HB-ISO Tx, SoftConn) <text:s/></text:span></text:p>
      <text:p text:style-name="P5"><text:span text:style-name="Source_20_Text">musb-hdrc: MHDRC RTL version 2.0 <text:s text:c="47"/></text:span></text:p>
      <text:p text:style-name="P5"><text:span text:style-name="Source_20_Text">musb-hdrc: setup fifo_mode 4 <text:s text:c="51"/></text:span></text:p>
      <text:p text:style-name="P5"><text:span text:style-name="Source_20_Text">musb-hdrc: 28/31 max ep, 16384/16384 memory <text:s text:c="36"/></text:span></text:p>
      <text:p text:style-name="P5"><text:span text:style-name="Source_20_Text">USB Peripheral mode controller at 47401000 using PIO, IRQ 0 <text:s text:c="20"/></text:span></text:p>
      <text:p text:style-name="P5"><text:span text:style-name="Source_20_Text">musb-hdrc: ConfigData=0xde (UTMI-8, dyn FIFOs, HB-ISO Rx, HB-ISO Tx, SoftConn) <text:s/></text:span></text:p>
      <text:p text:style-name="P5"><text:span text:style-name="Source_20_Text">musb-hdrc: MHDRC RTL version 2.0 <text:s text:c="47"/></text:span></text:p>
      <text:p text:style-name="P5"><text:span text:style-name="Source_20_Text">musb-hdrc: setup fifo_mode 4 <text:s text:c="51"/></text:span></text:p>
      <text:p text:style-name="P5"><text:span text:style-name="Source_20_Text">musb-hdrc: 28/31 max ep, 16384/16384 memory <text:s text:c="36"/></text:span></text:p>
      <text:p text:style-name="P5"><text:span text:style-name="Source_20_Text">USB Host mode controller at 47401800 using PIO, IRQ 0 <text:s text:c="26"/></text:span></text:p>
      <text:p text:style-name="P5"><text:span text:style-name="Source_20_Text">OMAP SD/MMC: 0 <text:s text:c="65"/></text:span></text:p>
      <text:p text:style-name="P5"><text:span text:style-name="Source_20_Text">reading u-boot.img <text:s text:c="61"/></text:span></text:p>
      <text:p text:style-name="P5"><text:span text:style-name="Source_20_Text">spl: error reading image u-boot.img, err - -1 <text:s text:c="34"/></text:span></text:p>
      <text:p text:style-name="P5"><text:span text:style-name="Source_20_Text">### ERROR ### Please RESET the board ### <text:s text:c="3"/></text:span></text:p>
      <text:p text:style-name="P5"><text:span text:style-name="Source_20_Text"/></text:p>
      <text:p text:style-name="P5"><text:span text:style-name="Source_20_Text"><text:span text:style-name="T1">Uboot OUTPUT:</text:span></text:span></text:p>
      <text:p text:style-name="P5"><text:span text:style-name="Source_20_Text"><text:s text:c="78"/></text:span></text:p>
      <text:p text:style-name="P5"><text:soft-page-break/><text:span text:style-name="Source_20_Text"><text:s text:c="80"/></text:span></text:p>
      <text:p text:style-name="P5"><text:span text:style-name="Source_20_Text">U-Boot 2013.04-dirty (Jun 19 2013 - 09:57:14) <text:s text:c="34"/></text:span></text:p>
      <text:p text:style-name="P5"><text:span text:style-name="Source_20_Text"><text:s text:c="80"/></text:span></text:p>
      <text:p text:style-name="P5"><text:span text:style-name="Source_20_Text">I2C: <text:s text:c="2"/>ready <text:s text:c="67"/></text:span></text:p>
      <text:p text:style-name="P5"><text:span text:style-name="Source_20_Text">DRAM: <text:s/>512 MiB <text:s text:c="65"/></text:span></text:p>
      <text:p text:style-name="P5"><text:span text:style-name="Source_20_Text">WARNING: Caches not enabled <text:s text:c="52"/></text:span></text:p>
      <text:p text:style-name="P5"><text:span text:style-name="Source_20_Text">NAND: <text:s/>No NAND device found!!! <text:s text:c="49"/></text:span></text:p>
      <text:p text:style-name="P5"><text:span text:style-name="Source_20_Text">0 MiB <text:s text:c="74"/></text:span></text:p>
      <text:p text:style-name="P5"><text:span text:style-name="Source_20_Text">MMC: <text:s text:c="2"/>OMAP SD/MMC: 0, OMAP SD/MMC: 1 <text:s text:c="42"/></text:span></text:p>
      <text:p text:style-name="P5"><text:span text:style-name="Source_20_Text">*** Warning - readenv() failed, using default environment <text:s text:c="22"/></text:span></text:p>
      <text:p text:style-name="P5"><text:span text:style-name="Source_20_Text"><text:s text:c="80"/></text:span></text:p>
      <text:p text:style-name="P5"><text:span text:style-name="Source_20_Text">musb-hdrc: ConfigData=0xde (UTMI-8, dyn FIFOs, HB-ISO Rx, HB-ISO Tx, SoftConn) <text:s/></text:span></text:p>
      <text:p text:style-name="P5"><text:span text:style-name="Source_20_Text">musb-hdrc: MHDRC RTL version 2.0 <text:s text:c="47"/></text:span></text:p>
      <text:p text:style-name="P5"><text:span text:style-name="Source_20_Text">musb-hdrc: setup fifo_mode 4 <text:s text:c="51"/></text:span></text:p>
      <text:p text:style-name="P5"><text:span text:style-name="Source_20_Text">musb-hdrc: 28/31 max ep, 16384/16384 memory <text:s text:c="36"/></text:span></text:p>
      <text:p text:style-name="P5"><text:span text:style-name="Source_20_Text">USB Peripheral mode controller at 47401000 using PIO, IRQ 0 <text:s text:c="20"/></text:span></text:p>
      <text:p text:style-name="P5"><text:span text:style-name="Source_20_Text">musb-hdrc: ConfigData=0xde (UTMI-8, dyn FIFOs, HB-ISO Rx, HB-ISO Tx, SoftConn) <text:s/></text:span></text:p>
      <text:p text:style-name="P5"><text:span text:style-name="Source_20_Text">musb-hdrc: MHDRC RTL version 2.0 <text:s text:c="47"/></text:span></text:p>
      <text:p text:style-name="P5"><text:span text:style-name="Source_20_Text">musb-hdrc: setup fifo_mode 4 <text:s text:c="51"/></text:span></text:p>
      <text:p text:style-name="P5"><text:span text:style-name="Source_20_Text">musb-hdrc: 28/31 max ep, 16384/16384 memory <text:s text:c="36"/></text:span></text:p>
      <text:p text:style-name="P5"><text:span text:style-name="Source_20_Text">USB Host mode controller at 47401800 using PIO, IRQ 0 <text:s text:c="26"/></text:span></text:p>
      <text:p text:style-name="P5"><text:span text:style-name="Source_20_Text">Net: <text:s text:c="2"/>&lt;ethaddr&gt; not set. Validating first E-fuse MAC <text:s text:c="26"/></text:span></text:p>
      <text:p text:style-name="P5"><text:span text:style-name="Source_20_Text">cpsw, usb_ether <text:s text:c="64"/></text:span></text:p>
      <text:p text:style-name="P5"><text:span text:style-name="Source_20_Text">Hit any key to stop autoboot: <text:s/>0 <text:s text:c="47"/></text:span></text:p>
      <text:p text:style-name="P5"><text:span text:style-name="Source_20_Text">gpio: pin 53 (gpio 53) value is 1 <text:s text:c="46"/></text:span></text:p>
      <text:p text:style-name="P5"><text:span text:style-name="Source_20_Text">mmc0 is current device <text:s text:c="57"/></text:span></text:p>
      <text:p text:style-name="P5"><text:span text:style-name="Source_20_Text">micro SD card found <text:s text:c="60"/></text:span></text:p>
      <text:p text:style-name="P5"><text:span text:style-name="Source_20_Text">mmc0 is current device <text:s text:c="57"/></text:span></text:p>
      <text:p text:style-name="P5"><text:span text:style-name="Source_20_Text">gpio: pin 54 (gpio 54) value is 1 <text:s text:c="46"/></text:span></text:p>
      <text:p text:style-name="P5"><text:soft-page-break/><text:span text:style-name="Source_20_Text">SD/MMC found on device 0 <text:s text:c="55"/></text:span></text:p>
      <text:p text:style-name="P5"><text:span text:style-name="Source_20_Text">reading uEnv.txt <text:s text:c="63"/></text:span></text:p>
      <text:p text:style-name="P5"><text:span text:style-name="Source_20_Text">** Unable to read file uEnv.txt ** <text:s text:c="45"/></text:span></text:p>
      <text:p text:style-name="P5"><text:span text:style-name="Source_20_Text">gpio: pin 55 (gpio 55) value is 1 <text:s text:c="46"/></text:span></text:p>
      <text:p text:style-name="P5"><text:span text:style-name="Source_20_Text">** File not found /boot/uImage ** <text:s text:c="46"/></text:span></text:p>
      <text:p text:style-name="P5"><text:span text:style-name="Source_20_Text">U-Boot# </text:span></text:p>
      <text:p text:style-name="P5"><text:span text:style-name="Source_20_Text"/></text:p>
      <text:p text:style-name="P5"><text:span text:style-name="Source_20_Text"/></text:p>
      <text:p text:style-name="P5"><text:span text:style-name="Source_20_Text"><text:span text:style-name="T2">i2c md 0x50 0.2 0x10</text:span></text:span></text:p>
      <text:p text:style-name="P5"><text:span text:style-name="Source_20_Text"><text:span text:style-name="T3"/></text:span></text:p>
      <text:p text:style-name="P5"><text:span text:style-name="Source_20_Text"><text:span text:style-name="T3"/></text:span></text:p>
      <text:p text:style-name="P5"><text:span text:style-name="Source_20_Text"><text:span text:style-name="T4">export PATH=$PATH:/home/suraj/Documents/BBB_WorkSpace/uBoot/toolchain/gcc-linaro-7.5.0-2019.12-x86_64_arm-linux-gnueabihf/bi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ans Pro" svg:font-family="'Source Sans Pro', Helvetica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1:42:58.854059387</meta:creation-date>
    <meta:editing-duration>PT22S</meta:editing-duration>
    <meta:editing-cycles>2</meta:editing-cycles>
    <meta:generator>LibreOffice/6.4.6.2$Linux_X86_64 LibreOffice_project/40$Build-2</meta:generator>
    <dc:date>2021-02-27T11:43:16.688987348</dc:date>
    <meta:document-statistic meta:table-count="0" meta:image-count="0" meta:object-count="0" meta:page-count="3" meta:paragraph-count="59" meta:word-count="331" meta:character-count="4555" meta:non-whitespace-character-count="2016"/>
  </office:meta>
</office:document-meta>
</file>